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b6c9d" officeooo:paragraph-rsid="000b6c9d" style:font-size-asian="21pt" style:font-weight-asian="bold" style:font-size-complex="2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 3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9T15:51:21.862903354</meta:creation-date>
    <dc:date>2023-09-29T15:51:43.983844689</dc:date>
    <meta:editing-duration>PT23S</meta:editing-duration>
    <meta:editing-cycles>1</meta:editing-cycles>
    <meta:document-statistic meta:table-count="0" meta:image-count="0" meta:object-count="0" meta:page-count="1" meta:paragraph-count="1" meta:word-count="2" meta:character-count="4" meta:non-whitespace-character-count="3"/>
    <meta:generator>LibreOffice/7.5.6.2$Linux_X86_64 LibreOffice_project/50$Build-2</meta:generator>
  </office:meta>
</office:document-meta>
</file>